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st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.kastel@web.de">s.kastel@web.de</text:a>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ens</text:p>
          </table:table-cell>
          <table:table-cell office:value-type="string" table:style-name="ce4">
            <text:p>Saarhol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jens.saarholz@framesoft.com">jens.saarholz@framesoft.com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Superior 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number-rows-repeated="1048527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14T11:58:39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